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034" officeooo:paragraph-rsid="001ba0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is@msis:~$ sudo apt-get install tomcat9 tomcat9-admin</text:p>
      <text:p text:style-name="Standard">[sudo] password for msis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omcat9 is already the newest version (9.0.58-1ubuntu0.1).</text:p>
      <text:p text:style-name="Standard">tomcat9-admin is already the newest version (9.0.58-1ubuntu0.1).</text:p>
      <text:p text:style-name="Standard">0 upgraded, 0 newly installed, 0 to remove and 41 not upgraded.</text:p>
      <text:p text:style-name="Standard">msis@msis:~$ ip a</text:p>
      <text:p text:style-name="Standard">1: lo: &lt;LOOPBACK,UP,LOWER_UP&gt; mtu 65536 qdisc noqueue state UNKNOWN group default qlen 1000</text:p>
      <text:p text:style-name="Standard"><text:s text:c="4"/>link/loopback 00:00:00:00:00:00 brd 00:00:00:00:00:00</text:p>
      <text:p text:style-name="Standard"><text:s text:c="4"/>inet 127.0.0.1/8 scope host lo</text:p>
      <text:p text:style-name="Standard"><text:s text:c="7"/>valid_lft forever preferred_lft forever</text:p>
      <text:p text:style-name="Standard"><text:s text:c="4"/>inet6 ::1/128 scope host </text:p>
      <text:p text:style-name="Standard"><text:s text:c="7"/>valid_lft forever preferred_lft forever</text:p>
      <text:p text:style-name="Standard">2: enp2s0: &lt;BROADCAST,MULTICAST,UP,LOWER_UP&gt; mtu 1500 qdisc fq_codel state UP group default qlen 1000</text:p>
      <text:p text:style-name="Standard"><text:s text:c="4"/>link/ether 98:ee:cb:88:9e:af brd ff:ff:ff:ff:ff:ff</text:p>
      <text:p text:style-name="Standard"><text:s text:c="4"/>inet 172.16.51.23/24 brd 172.16.51.255 scope global dynamic noprefixroute enp2s0</text:p>
      <text:p text:style-name="Standard"><text:s text:c="7"/>valid_lft 232sec preferred_lft 232sec</text:p>
      <text:p text:style-name="Standard"><text:s text:c="4"/>inet6 fe80::f926:47f3:3134:e58f/64 scope link noprefixroute </text:p>
      <text:p text:style-name="Standard"><text:s text:c="7"/>valid_lft forever preferred_lft forever</text:p>
      <text:p text:style-name="Standard">3: docker0: &lt;NO-CARRIER,BROADCAST,MULTICAST,UP&gt; mtu 1500 qdisc noqueue state DOWN group default </text:p>
      <text:p text:style-name="Standard"><text:s text:c="4"/>link/ether 02:42:ec:0d:64:13 brd ff:ff:ff:ff:ff:ff</text:p>
      <text:p text:style-name="Standard"><text:s text:c="4"/>inet 172.17.0.1/16 brd 172.17.255.255 scope global docker0</text:p>
      <text:p text:style-name="Standard"><text:s text:c="7"/>valid_lft forever preferred_lft forever</text:p>
      <text:p text:style-name="Standard">msis@msis:~$ sudo nano /etc/t</text:p>
      <text:p text:style-name="Standard">msis@msis:~$ sudo nano /etc/tomcat9/server.xml</text:p>
      <text:p text:style-name="Standard">msis@msis:~$ ip a</text:p>
      <text:p text:style-name="Standard">1: lo: &lt;LOOPBACK,UP,LOWER_UP&gt; mtu 65536 qdisc noqueue state UNKNOWN group default qlen 1000</text:p>
      <text:p text:style-name="Standard"><text:s text:c="4"/>link/loopback 00:00:00:00:00:00 brd 00:00:00:00:00:00</text:p>
      <text:p text:style-name="Standard"><text:s text:c="4"/>inet 127.0.0.1/8 scope host lo</text:p>
      <text:p text:style-name="Standard"><text:s text:c="7"/>valid_lft forever preferred_lft forever</text:p>
      <text:p text:style-name="Standard"><text:s text:c="4"/>inet6 ::1/128 scope host </text:p>
      <text:p text:style-name="Standard"><text:s text:c="7"/>valid_lft forever preferred_lft forever</text:p>
      <text:p text:style-name="Standard">2: enp2s0: &lt;BROADCAST,MULTICAST,UP,LOWER_UP&gt; mtu 1500 qdisc fq_codel state UP group default qlen 1000</text:p>
      <text:p text:style-name="Standard"><text:s text:c="4"/>link/ether 98:ee:cb:88:9e:af brd ff:ff:ff:ff:ff:ff</text:p>
      <text:p text:style-name="Standard"><text:s text:c="4"/>inet 172.16.51.23/24 brd 172.16.51.255 scope global dynamic noprefixroute enp2s0</text:p>
      <text:p text:style-name="Standard"><text:s text:c="7"/>valid_lft 204sec preferred_lft 204sec</text:p>
      <text:p text:style-name="Standard"><text:s text:c="4"/>inet6 fe80::f926:47f3:3134:e58f/64 scope link noprefixroute </text:p>
      <text:p text:style-name="Standard"><text:s text:c="7"/>valid_lft forever preferred_lft forever</text:p>
      <text:p text:style-name="Standard">3: docker0: &lt;NO-CARRIER,BROADCAST,MULTICAST,UP&gt; mtu 1500 qdisc noqueue state DOWN group default </text:p>
      <text:p text:style-name="Standard"><text:s text:c="4"/>link/ether 02:42:ec:0d:64:13 brd ff:ff:ff:ff:ff:ff</text:p>
      <text:p text:style-name="Standard"><text:s text:c="4"/>inet 172.17.0.1/16 brd 172.17.255.255 scope global docker0</text:p>
      <text:p text:style-name="Standard"><text:s text:c="7"/>valid_lft forever preferred_lft forever</text:p>
      <text:p text:style-name="Standard">msis@msis:~$ sudo nano /etc/tomcat9/server.xml</text:p>
      <text:p text:style-name="Standard">msis@msis:~$ sudo nano /etc/tomcat9/server.xml</text:p>
      <text:p text:style-name="Standard"><text:soft-page-break/>msis@msis:~$ sudo nano /etc/tomcat9/tomcat-users.xml</text:p>
      <text:p text:style-name="Standard">msis@msis:~$ sudo systemctl restart tomcat9</text:p>
      <text:p text:style-name="Standard">msis@msis:~$ sudo nano /etc/tomcat9/tomcat-users.xml</text:p>
      <text:p text:style-name="Standard">[sudo] password for msis: </text:p>
      <text:p text:style-name="Standard"/>
      <text:p text:style-name="P1">88888888888888888888888888888888888888</text:p>
      <text:p text:style-name="P1">msis@msis:~/Downloads$ sudo apt-get install xlstproc</text:p>
      <text:p text:style-name="P1">Reading package lists... Done</text:p>
      <text:p text:style-name="P1">Building dependency tree... Done</text:p>
      <text:p text:style-name="P1">Reading state information... Done</text:p>
      <text:p text:style-name="P1">E: Unable to locate package xlstproc</text:p>
      <text:p text:style-name="P1">msis@msis:~/Downloads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6:03:27.177171505</meta:creation-date>
    <dc:date>2025-01-22T16:04:14.813673465</dc:date>
    <meta:editing-duration>PT48S</meta:editing-duration>
    <meta:editing-cycles>1</meta:editing-cycles>
    <meta:document-statistic meta:table-count="0" meta:image-count="0" meta:object-count="0" meta:page-count="2" meta:paragraph-count="57" meta:word-count="310" meta:character-count="2885" meta:non-whitespace-character-count="2489"/>
    <meta:generator>LibreOffice/7.3.7.2$Linux_X86_64 LibreOffice_project/30$Build-2</meta:generator>
  </office:meta>
</office:document-meta>
</file>